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35522924054" calcext:value-type="float">
            <text:p>2.43552</text:p>
          </table:table-cell>
          <table:table-cell office:value-type="float" office:value="2.05530471149115" calcext:value-type="float">
            <text:p>2.0553</text:p>
          </table:table-cell>
          <table:table-cell office:value-type="float" office:value="2.67108939447922" calcext:value-type="float">
            <text:p>2.67109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3154909146435" calcext:value-type="float">
            <text:p>2.43155</text:p>
          </table:table-cell>
          <table:table-cell office:value-type="float" office:value="2.04809572284149" calcext:value-type="float">
            <text:p>2.0481</text:p>
          </table:table-cell>
          <table:table-cell office:value-type="float" office:value="2.67743234760184" calcext:value-type="float">
            <text:p>2.67743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132716075552" calcext:value-type="float">
            <text:p>2.19133</text:p>
          </table:table-cell>
          <table:table-cell office:value-type="float" office:value="2.34996523685572" calcext:value-type="float">
            <text:p>2.34997</text:p>
          </table:table-cell>
          <table:table-cell office:value-type="float" office:value="3.16139832628178" calcext:value-type="float">
            <text:p>3.161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114678808331" calcext:value-type="float">
            <text:p>2.18115</text:p>
          </table:table-cell>
          <table:table-cell office:value-type="float" office:value="2.34897717220192" calcext:value-type="float">
            <text:p>2.34898</text:p>
          </table:table-cell>
          <table:table-cell office:value-type="float" office:value="3.18589532054163" calcext:value-type="float">
            <text:p>3.185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750424825365" calcext:value-type="float">
            <text:p>2.1975</text:p>
          </table:table-cell>
          <table:table-cell office:value-type="float" office:value="2.33389935211479" calcext:value-type="float">
            <text:p>2.3339</text:p>
          </table:table-cell>
          <table:table-cell office:value-type="float" office:value="3.04531438491937" calcext:value-type="float">
            <text:p>3.04531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123675471623" calcext:value-type="float">
            <text:p>2.21124</text:p>
          </table:table-cell>
          <table:table-cell office:value-type="float" office:value="2.31985389686188" calcext:value-type="float">
            <text:p>2.31985</text:p>
          </table:table-cell>
          <table:table-cell office:value-type="float" office:value="3.05486737383642" calcext:value-type="float">
            <text:p>3.05487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968656005809" calcext:value-type="float">
            <text:p>2.29969</text:p>
          </table:table-cell>
          <table:table-cell office:value-type="float" office:value="2.16448538688344" calcext:value-type="float">
            <text:p>2.16449</text:p>
          </table:table-cell>
          <table:table-cell office:value-type="float" office:value="2.93920598793766" calcext:value-type="float">
            <text:p>2.9392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857737033128" calcext:value-type="float">
            <text:p>2.28858</text:p>
          </table:table-cell>
          <table:table-cell office:value-type="float" office:value="2.17693604192008" calcext:value-type="float">
            <text:p>2.17694</text:p>
          </table:table-cell>
          <table:table-cell office:value-type="float" office:value="2.94915966279706" calcext:value-type="float">
            <text:p>2.9491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8763832761577" calcext:value-type="float">
            <text:p>2.28764</text:p>
          </table:table-cell>
          <table:table-cell office:value-type="float" office:value="2.11337440933808" calcext:value-type="float">
            <text:p>2.11337</text:p>
          </table:table-cell>
          <table:table-cell office:value-type="float" office:value="2.53845367076155" calcext:value-type="float">
            <text:p>2.5384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06933731372" calcext:value-type="float">
            <text:p>2.28069</text:p>
          </table:table-cell>
          <table:table-cell office:value-type="float" office:value="2.10731025670383" calcext:value-type="float">
            <text:p>2.10731</text:p>
          </table:table-cell>
          <table:table-cell office:value-type="float" office:value="2.54217273124335" calcext:value-type="float">
            <text:p>2.54217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390681429151" calcext:value-type="float">
            <text:p>2.25391</text:p>
          </table:table-cell>
          <table:table-cell office:value-type="float" office:value="2.27406277872246" calcext:value-type="float">
            <text:p>2.27406</text:p>
          </table:table-cell>
          <table:table-cell office:value-type="float" office:value="3.18778880770748" calcext:value-type="float">
            <text:p>3.1877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866234379818" calcext:value-type="float">
            <text:p>2.25866</text:p>
          </table:table-cell>
          <table:table-cell office:value-type="float" office:value="2.26567039825275" calcext:value-type="float">
            <text:p>2.26567</text:p>
          </table:table-cell>
          <table:table-cell office:value-type="float" office:value="3.09705032124458" calcext:value-type="float">
            <text:p>3.09705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407779585952" calcext:value-type="float">
            <text:p>2.26408</text:p>
          </table:table-cell>
          <table:table-cell office:value-type="float" office:value="2.25472150107711" calcext:value-type="float">
            <text:p>2.25472</text:p>
          </table:table-cell>
          <table:table-cell office:value-type="float" office:value="2.99582597906956" calcext:value-type="float">
            <text:p>2.99583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370420036835" calcext:value-type="float">
            <text:p>2.2537</text:p>
          </table:table-cell>
          <table:table-cell office:value-type="float" office:value="2.26396781613098" calcext:value-type="float">
            <text:p>2.26397</text:p>
          </table:table-cell>
          <table:table-cell office:value-type="float" office:value="3.10149631226501" calcext:value-type="float">
            <text:p>3.1015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018430860239" calcext:value-type="float">
            <text:p>2.26018</text:p>
          </table:table-cell>
          <table:table-cell office:value-type="float" office:value="2.23113862450021" calcext:value-type="float">
            <text:p>2.23114</text:p>
          </table:table-cell>
          <table:table-cell office:value-type="float" office:value="2.93263840111298" calcext:value-type="float">
            <text:p>2.9326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354703881018" calcext:value-type="float">
            <text:p>2.26355</text:p>
          </table:table-cell>
          <table:table-cell office:value-type="float" office:value="2.2598200627872" calcext:value-type="float">
            <text:p>2.25982</text:p>
          </table:table-cell>
          <table:table-cell office:value-type="float" office:value="3.19928760129419" calcext:value-type="float">
            <text:p>3.1992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664047883091" calcext:value-type="float">
            <text:p>2.25664</text:p>
          </table:table-cell>
          <table:table-cell office:value-type="float" office:value="2.23605921935039" calcext:value-type="float">
            <text:p>2.23606</text:p>
          </table:table-cell>
          <table:table-cell office:value-type="float" office:value="2.99758539373107" calcext:value-type="float">
            <text:p>2.99759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615606440366" calcext:value-type="float">
            <text:p>2.25616</text:p>
          </table:table-cell>
          <table:table-cell office:value-type="float" office:value="2.25277641842236" calcext:value-type="float">
            <text:p>2.25278</text:p>
          </table:table-cell>
          <table:table-cell office:value-type="float" office:value="3.02933705536666" calcext:value-type="float">
            <text:p>3.02934</text:p>
          </table:table-cell>
          <table:table-cell office:value-type="float" office:value="35249550" calcext:value-type="float">
            <text:p>352495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383652013596" calcext:value-type="float">
            <text:p>2.25384</text:p>
          </table:table-cell>
          <table:table-cell office:value-type="float" office:value="2.21629089541519" calcext:value-type="float">
            <text:p>2.21629</text:p>
          </table:table-cell>
          <table:table-cell office:value-type="float" office:value="2.9352559339" calcext:value-type="float">
            <text:p>2.93526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5331809972783" calcext:value-type="float">
            <text:p>2.25332</text:p>
          </table:table-cell>
          <table:table-cell office:value-type="float" office:value="2.1686539032228" calcext:value-type="float">
            <text:p>2.16865</text:p>
          </table:table-cell>
          <table:table-cell office:value-type="float" office:value="2.77256763975208" calcext:value-type="float">
            <text:p>2.7725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227354285552" calcext:value-type="float">
            <text:p>2.25227</text:p>
          </table:table-cell>
          <table:table-cell office:value-type="float" office:value="2.13870351758794" calcext:value-type="float">
            <text:p>2.1387</text:p>
          </table:table-cell>
          <table:table-cell office:value-type="float" office:value="2.67375385401584" calcext:value-type="float">
            <text:p>2.67375</text:p>
          </table:table-cell>
          <table:table-cell office:value-type="float" office:value="35223000" calcext:value-type="float">
            <text:p>35223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197073112828" calcext:value-type="float">
            <text:p>2.25197</text:p>
          </table:table-cell>
          <table:table-cell office:value-type="float" office:value="2.19070600271887" calcext:value-type="float">
            <text:p>2.19071</text:p>
          </table:table-cell>
          <table:table-cell office:value-type="float" office:value="2.87675804003697" calcext:value-type="float">
            <text:p>2.8767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000861246049" calcext:value-type="float">
            <text:p>2.25001</text:p>
          </table:table-cell>
          <table:table-cell office:value-type="float" office:value="2.23954361030384" calcext:value-type="float">
            <text:p>2.23954</text:p>
          </table:table-cell>
          <table:table-cell office:value-type="float" office:value="2.8191306930273" calcext:value-type="float">
            <text:p>2.81913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987789228629" calcext:value-type="float">
            <text:p>2.24988</text:p>
          </table:table-cell>
          <table:table-cell office:value-type="float" office:value="2.13471796837294" calcext:value-type="float">
            <text:p>2.13472</text:p>
          </table:table-cell>
          <table:table-cell office:value-type="float" office:value="2.65601294608636" calcext:value-type="float">
            <text:p>2.65601</text:p>
          </table:table-cell>
          <table:table-cell office:value-type="float" office:value="35223000" calcext:value-type="float">
            <text:p>35223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869267177603" calcext:value-type="float">
            <text:p>2.24869</text:p>
          </table:table-cell>
          <table:table-cell office:value-type="float" office:value="2.31183362614543" calcext:value-type="float">
            <text:p>2.31183</text:p>
          </table:table-cell>
          <table:table-cell office:value-type="float" office:value="3.04660040908821" calcext:value-type="float">
            <text:p>3.0466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59783174537" calcext:value-type="float">
            <text:p>2.24598</text:p>
          </table:table-cell>
          <table:table-cell office:value-type="float" office:value="2.25041088467796" calcext:value-type="float">
            <text:p>2.25041</text:p>
          </table:table-cell>
          <table:table-cell office:value-type="float" office:value="3.03610718434703" calcext:value-type="float">
            <text:p>3.03611</text:p>
          </table:table-cell>
          <table:table-cell office:value-type="float" office:value="35249550" calcext:value-type="float">
            <text:p>352495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26321834696" calcext:value-type="float">
            <text:p>2.14263</text:p>
          </table:table-cell>
          <table:table-cell office:value-type="float" office:value="2.24480880107032" calcext:value-type="float">
            <text:p>2.24481</text:p>
          </table:table-cell>
          <table:table-cell office:value-type="float" office:value="2.71185593008422" calcext:value-type="float">
            <text:p>2.7118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958052898557" calcext:value-type="float">
            <text:p>2.23958</text:p>
          </table:table-cell>
          <table:table-cell office:value-type="float" office:value="2.30075316364377" calcext:value-type="float">
            <text:p>2.30075</text:p>
          </table:table-cell>
          <table:table-cell office:value-type="float" office:value="3.04187637388286" calcext:value-type="float">
            <text:p>3.04188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746062296685" calcext:value-type="float">
            <text:p>2.23746</text:p>
          </table:table-cell>
          <table:table-cell office:value-type="float" office:value="2.24500705154837" calcext:value-type="float">
            <text:p>2.24501</text:p>
          </table:table-cell>
          <table:table-cell office:value-type="float" office:value="2.85730085381674" calcext:value-type="float">
            <text:p>2.857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522897041741" calcext:value-type="float">
            <text:p>2.23523</text:p>
          </table:table-cell>
          <table:table-cell office:value-type="float" office:value="2.21606916452577" calcext:value-type="float">
            <text:p>2.21607</text:p>
          </table:table-cell>
          <table:table-cell office:value-type="float" office:value="2.91557880635233" calcext:value-type="float">
            <text:p>2.9155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3512475339938" calcext:value-type="float">
            <text:p>2.23512</text:p>
          </table:table-cell>
          <table:table-cell office:value-type="float" office:value="2.25699412401095" calcext:value-type="float">
            <text:p>2.25699</text:p>
          </table:table-cell>
          <table:table-cell office:value-type="float" office:value="2.79846418192232" calcext:value-type="float">
            <text:p>2.79846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101734473166" calcext:value-type="float">
            <text:p>2.16102</text:p>
          </table:table-cell>
          <table:table-cell office:value-type="float" office:value="2.23354386619254" calcext:value-type="float">
            <text:p>2.23354</text:p>
          </table:table-cell>
          <table:table-cell office:value-type="float" office:value="2.71884683035166" calcext:value-type="float">
            <text:p>2.7188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3222953284552" calcext:value-type="float">
            <text:p>2.23223</text:p>
          </table:table-cell>
          <table:table-cell office:value-type="float" office:value="2.17980597643454" calcext:value-type="float">
            <text:p>2.17981</text:p>
          </table:table-cell>
          <table:table-cell office:value-type="float" office:value="2.78461332361096" calcext:value-type="float">
            <text:p>2.7846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613286869423" calcext:value-type="float">
            <text:p>2.22613</text:p>
          </table:table-cell>
          <table:table-cell office:value-type="float" office:value="2.24788272667407" calcext:value-type="float">
            <text:p>2.24788</text:p>
          </table:table-cell>
          <table:table-cell office:value-type="float" office:value="2.84849034686835" calcext:value-type="float">
            <text:p>2.8484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283110638063" calcext:value-type="float">
            <text:p>2.22283</text:p>
          </table:table-cell>
          <table:table-cell office:value-type="float" office:value="2.1090401134184" calcext:value-type="float">
            <text:p>2.10904</text:p>
          </table:table-cell>
          <table:table-cell office:value-type="float" office:value="2.68534214219987" calcext:value-type="float">
            <text:p>2.6853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414780362634" calcext:value-type="float">
            <text:p>2.26415</text:p>
          </table:table-cell>
          <table:table-cell office:value-type="float" office:value="2.22099431633326" calcext:value-type="float">
            <text:p>2.22099</text:p>
          </table:table-cell>
          <table:table-cell office:value-type="float" office:value="3.02629435678942" calcext:value-type="float">
            <text:p>3.02629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095385098146" calcext:value-type="float">
            <text:p>2.22095</text:p>
          </table:table-cell>
          <table:table-cell office:value-type="float" office:value="2.22556400351111" calcext:value-type="float">
            <text:p>2.22556</text:p>
          </table:table-cell>
          <table:table-cell office:value-type="float" office:value="2.78424411528986" calcext:value-type="float">
            <text:p>2.7842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965267736113" calcext:value-type="float">
            <text:p>2.21965</text:p>
          </table:table-cell>
          <table:table-cell office:value-type="float" office:value="2.21825241812715" calcext:value-type="float">
            <text:p>2.21825</text:p>
          </table:table-cell>
          <table:table-cell office:value-type="float" office:value="2.79163101139414" calcext:value-type="float">
            <text:p>2.79163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593149699854" calcext:value-type="float">
            <text:p>2.21593</text:p>
          </table:table-cell>
          <table:table-cell office:value-type="float" office:value="2.30889244910098" calcext:value-type="float">
            <text:p>2.30889</text:p>
          </table:table-cell>
          <table:table-cell office:value-type="float" office:value="3.15592728690647" calcext:value-type="float">
            <text:p>3.1559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410245216671" calcext:value-type="float">
            <text:p>2.2141</text:p>
          </table:table-cell>
          <table:table-cell office:value-type="float" office:value="2.30839255011493" calcext:value-type="float">
            <text:p>2.30839</text:p>
          </table:table-cell>
          <table:table-cell office:value-type="float" office:value="3.15712216189641" calcext:value-type="float">
            <text:p>3.1571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326752126242" calcext:value-type="float">
            <text:p>2.21327</text:p>
          </table:table-cell>
          <table:table-cell office:value-type="float" office:value="2.12028337637409" calcext:value-type="float">
            <text:p>2.12028</text:p>
          </table:table-cell>
          <table:table-cell office:value-type="float" office:value="2.67682287139083" calcext:value-type="float">
            <text:p>2.67682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535874433119" calcext:value-type="float">
            <text:p>2.26536</text:p>
          </table:table-cell>
          <table:table-cell office:value-type="float" office:value="2.20548579932045" calcext:value-type="float">
            <text:p>2.20549</text:p>
          </table:table-cell>
          <table:table-cell office:value-type="float" office:value="3.04384475017611" calcext:value-type="float">
            <text:p>3.04384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174831533767" calcext:value-type="float">
            <text:p>2.20175</text:p>
          </table:table-cell>
          <table:table-cell office:value-type="float" office:value="2.32174616575805" calcext:value-type="float">
            <text:p>2.32175</text:p>
          </table:table-cell>
          <table:table-cell office:value-type="float" office:value="3.25401497634755" calcext:value-type="float">
            <text:p>3.25401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794245631899" calcext:value-type="float">
            <text:p>2.19794</text:p>
          </table:table-cell>
          <table:table-cell office:value-type="float" office:value="2.32210899217242" calcext:value-type="float">
            <text:p>2.32211</text:p>
          </table:table-cell>
          <table:table-cell office:value-type="float" office:value="3.26621463269765" calcext:value-type="float">
            <text:p>3.26621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607913277754" calcext:value-type="float">
            <text:p>2.19608</text:p>
          </table:table-cell>
          <table:table-cell office:value-type="float" office:value="2.34066129526732" calcext:value-type="float">
            <text:p>2.34066</text:p>
          </table:table-cell>
          <table:table-cell office:value-type="float" office:value="3.03403579708486" calcext:value-type="float">
            <text:p>3.0340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47208129716" calcext:value-type="float">
            <text:p>2.18472</text:p>
          </table:table-cell>
          <table:table-cell office:value-type="float" office:value="2.2844045192089" calcext:value-type="float">
            <text:p>2.2844</text:p>
          </table:table-cell>
          <table:table-cell office:value-type="float" office:value="2.8570125582243" calcext:value-type="float">
            <text:p>2.8570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400826195249" calcext:value-type="float">
            <text:p>2.18401</text:p>
          </table:table-cell>
          <table:table-cell office:value-type="float" office:value="2.34097959518128" calcext:value-type="float">
            <text:p>2.34098</text:p>
          </table:table-cell>
          <table:table-cell office:value-type="float" office:value="3.1118555910164" calcext:value-type="float">
            <text:p>3.1118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8017772804783" calcext:value-type="float">
            <text:p>2.18018</text:p>
          </table:table-cell>
          <table:table-cell office:value-type="float" office:value="2.32784088677537" calcext:value-type="float">
            <text:p>2.32784</text:p>
          </table:table-cell>
          <table:table-cell office:value-type="float" office:value="3.12297599823685" calcext:value-type="float">
            <text:p>3.1229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945667207762" calcext:value-type="float">
            <text:p>2.17946</text:p>
          </table:table-cell>
          <table:table-cell office:value-type="float" office:value="2.25847823537805" calcext:value-type="float">
            <text:p>2.25848</text:p>
          </table:table-cell>
          <table:table-cell office:value-type="float" office:value="2.85472520672541" calcext:value-type="float">
            <text:p>2.8547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45098421498" calcext:value-type="float">
            <text:p>2.17451</text:p>
          </table:table-cell>
          <table:table-cell office:value-type="float" office:value="2.34096066389479" calcext:value-type="float">
            <text:p>2.34096</text:p>
          </table:table-cell>
          <table:table-cell office:value-type="float" office:value="3.03919878274653" calcext:value-type="float">
            <text:p>3.039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6101522512669" calcext:value-type="float">
            <text:p>2.16102</text:p>
          </table:table-cell>
          <table:table-cell office:value-type="float" office:value="2.40841417884083" calcext:value-type="float">
            <text:p>2.40841</text:p>
          </table:table-cell>
          <table:table-cell office:value-type="float" office:value="3.00054637488236" calcext:value-type="float">
            <text:p>3.0005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892937994421" calcext:value-type="float">
            <text:p>2.14893</text:p>
          </table:table-cell>
          <table:table-cell office:value-type="float" office:value="2.42623020549823" calcext:value-type="float">
            <text:p>2.42623</text:p>
          </table:table-cell>
          <table:table-cell office:value-type="float" office:value="2.97201278605404" calcext:value-type="float">
            <text:p>2.9720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441772872597" calcext:value-type="float">
            <text:p>2.13442</text:p>
          </table:table-cell>
          <table:table-cell office:value-type="float" office:value="2.4894101208918" calcext:value-type="float">
            <text:p>2.48941</text:p>
          </table:table-cell>
          <table:table-cell office:value-type="float" office:value="3.27266392869404" calcext:value-type="float">
            <text:p>3.2726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244037547935" calcext:value-type="float">
            <text:p>2.29244</text:p>
          </table:table-cell>
          <table:table-cell office:value-type="float" office:value="2.12250111312298" calcext:value-type="float">
            <text:p>2.1225</text:p>
          </table:table-cell>
          <table:table-cell office:value-type="float" office:value="2.7433076502292" calcext:value-type="float">
            <text:p>2.7433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1681793329688" calcext:value-type="float">
            <text:p>2.11682</text:p>
          </table:table-cell>
          <table:table-cell office:value-type="float" office:value="2.49329894620548" calcext:value-type="float">
            <text:p>2.4933</text:p>
          </table:table-cell>
          <table:table-cell office:value-type="float" office:value="3.27956328065067" calcext:value-type="float">
            <text:p>3.2795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148282115541" calcext:value-type="float">
            <text:p>2.31148</text:p>
          </table:table-cell>
          <table:table-cell office:value-type="float" office:value="2.10972848280278" calcext:value-type="float">
            <text:p>2.10973</text:p>
          </table:table-cell>
          <table:table-cell office:value-type="float" office:value="2.7286441102013" calcext:value-type="float">
            <text:p>2.7286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0806933371761" calcext:value-type="float">
            <text:p>2.30807</text:p>
          </table:table-cell>
          <table:table-cell office:value-type="float" office:value="2.10322388506731" calcext:value-type="float">
            <text:p>2.10322</text:p>
          </table:table-cell>
          <table:table-cell office:value-type="float" office:value="2.72629411590186" calcext:value-type="float">
            <text:p>2.7262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019616486042" calcext:value-type="float">
            <text:p>2.3102</text:p>
          </table:table-cell>
          <table:table-cell office:value-type="float" office:value="2.10283531334811" calcext:value-type="float">
            <text:p>2.10284</text:p>
          </table:table-cell>
          <table:table-cell office:value-type="float" office:value="2.72467710147876" calcext:value-type="float">
            <text:p>2.7246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399318756243" calcext:value-type="float">
            <text:p>2.25399</text:p>
          </table:table-cell>
          <table:table-cell office:value-type="float" office:value="2.03700001271504" calcext:value-type="float">
            <text:p>2.037</text:p>
          </table:table-cell>
          <table:table-cell office:value-type="float" office:value="2.43977502850289" calcext:value-type="float">
            <text:p>2.4397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230219984375" calcext:value-type="float">
            <text:p>2.2523</text:p>
          </table:table-cell>
          <table:table-cell office:value-type="float" office:value="2.03158849034292" calcext:value-type="float">
            <text:p>2.03159</text:p>
          </table:table-cell>
          <table:table-cell office:value-type="float" office:value="2.46259429264096" calcext:value-type="float">
            <text:p>2.4625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4" calcext:value-type="float">
            <text:p>4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4" calcext:value-type="float">
            <text:p>4</text:p>
          </table:table-cell>
          <table:table-cell table:formula="of:=SUM([.J1:.J5])" office:value-type="float" office:value="4" calcext:value-type="float">
            <text:p>4</text:p>
          </table:table-cell>
          <table:table-cell table:formula="of:=SUM([.K1:.K5])" office:value-type="float" office:value="1" calcext:value-type="float">
            <text:p>1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0" calcext:value-type="float">
            <text:p>0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5" calcext:value-type="float">
            <text:p>5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1" calcext:value-type="float">
            <text:p>1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1" calcext:value-type="float">
            <text:p>1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5" calcext:value-type="float">
            <text:p>5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1" calcext:value-type="float">
            <text:p>1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1" calcext:value-type="float">
            <text:p>1</text:p>
          </table:table-cell>
          <table:table-cell table:formula="of:=SUM([.AO1:.AO5])" office:value-type="float" office:value="1" calcext:value-type="float">
            <text:p>1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1" calcext:value-type="float">
            <text:p>1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4" calcext:value-type="float">
            <text:p>4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3" calcext:value-type="float">
            <text:p>3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1" calcext:value-type="float">
            <text:p>1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1" calcext:value-type="float">
            <text:p>1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4" calcext:value-type="float">
            <text:p>4</text:p>
          </table:table-cell>
          <table:table-cell table:formula="of:=SUM([.BM1:.BM5])" office:value-type="float" office:value="5" calcext:value-type="float">
            <text:p>5</text:p>
          </table:table-cell>
          <table:table-cell table:formula="of:=SUM([.BN1:.BN5])" office:value-type="float" office:value="1" calcext:value-type="float">
            <text:p>1</text:p>
          </table:table-cell>
          <table:table-cell table:formula="of:=SUM([.BO1:.BO5])" office:value-type="float" office:value="5" calcext:value-type="float">
            <text:p>5</text:p>
          </table:table-cell>
          <table:table-cell table:formula="of:=SUM([.BP1:.BP5])" office:value-type="float" office:value="1" calcext:value-type="float">
            <text:p>1</text:p>
          </table:table-cell>
          <table:table-cell table:formula="of:=SUM([.BQ1:.BQ5])" office:value-type="float" office:value="5" calcext:value-type="float">
            <text:p>5</text:p>
          </table:table-cell>
          <table:table-cell table:formula="of:=SUM([.BR1:.BR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4T09:53:07.493474756</dc:date>
    <meta:document-statistic meta:table-count="1" meta:cell-count="4637" meta:object-count="0"/>
    <meta:generator>LibreOffice/4.2.8.2$Linux_X86_64 LibreOffice_project/420m0$Build-2</meta:generator>
  </office:meta>
</office:document-meta>
</file>